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89f46f3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9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77184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7f958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8a8a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ae36b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c0ad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f3194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8" style:family="paragraph" style:parent-style-name="Стиль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8afc986"/>
    </style:style>
    <style:style style:name="P29" style:family="paragraph" style:parent-style-name="Стиль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8f6851b"/>
    </style:style>
    <style:style style:name="P30" style:family="paragraph" style:parent-style-name="Стиль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902fa71"/>
    </style:style>
    <style:style style:name="P31" style:family="paragraph" style:parent-style-name="Стиль2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fo:background-color="transparent"/>
      <style:text-properties officeooo:paragraph-rsid="08b4b08c" fo:hyphenate="true" fo:hyphenation-remain-char-count="2" fo:hyphenation-push-char-count="2" loext:hyphenation-no-caps="false"/>
    </style:style>
    <style:style style:name="P32" style:family="paragraph" style:parent-style-name="Стиль2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fo:background-color="transparent"/>
      <style:text-properties fo:font-size="12pt" officeooo:paragraph-rsid="08d98019" style:font-size-asian="12pt" style:font-size-complex="12pt" fo:hyphenate="true" fo:hyphenation-remain-char-count="2" fo:hyphenation-push-char-count="2" loext:hyphenation-no-caps="false"/>
    </style:style>
    <style:style style:name="P33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34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9ae444e" style:font-weight-asian="bold" style:font-weight-complex="bold" fo:hyphenate="true" fo:hyphenation-remain-char-count="2" fo:hyphenation-push-char-count="2" loext:hyphenation-no-caps="false"/>
    </style:style>
    <style:style style:name="P36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8a52150" style:font-weight-asian="bold" style:font-weight-complex="bold" fo:hyphenate="true" fo:hyphenation-remain-char-count="2" fo:hyphenation-push-char-count="2" loext:hyphenation-no-caps="false"/>
    </style:style>
    <style:style style:name="P37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9ae444e" style:font-weight-asian="bold" style:font-weight-complex="bold" fo:hyphenate="true" fo:hyphenation-remain-char-count="2" fo:hyphenation-push-char-count="2" loext:hyphenation-no-caps="false"/>
    </style:style>
    <style:style style:name="P38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39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0" style:family="paragraph" style:parent-style-name="Standard" style:list-style-name="L6" style:master-page-name="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fo:background-color="transparent" style:writing-mode="lr-tb"/>
      <style:text-properties style:font-name="Times New Roman" fo:font-size="12pt" fo:language="uk" fo:country="UA" fo:font-weight="bold" officeooo:rsid="089ad377" officeooo:paragraph-rsid="08adb480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8adb48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8adb48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92ef01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933689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936b2f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941d05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50b8c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541d7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61994c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56a88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57485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72f79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9ad377" officeooo:paragraph-rsid="08adb480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9ad377" officeooo:paragraph-rsid="08adb480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8e73e" officeooo:paragraph-rsid="09b8e73e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rsid="07442798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57" style:family="paragraph" style:parent-style-name="Стиль2" style:list-style-name="L2" style:master-page-name="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style:page-number="auto" fo:background-color="transparent"/>
      <style:text-properties fo:font-size="12pt" fo:font-weight="normal" officeooo:paragraph-rsid="08afc986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58" style:family="paragraph" style:parent-style-name="Стиль2" style:list-style-name="L2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fo:font-size="12pt" fo:font-weight="normal" officeooo:paragraph-rsid="08afc986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59" style:family="paragraph" style:parent-style-name="Стиль2" style:list-style-name="L2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fo:font-size="12pt" fo:font-weight="normal" officeooo:paragraph-rsid="08b4b08c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60" style:family="paragraph" style:parent-style-name="Стиль2" style:list-style-name="L2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8dd167d" fo:hyphenate="true" fo:hyphenation-remain-char-count="2" fo:hyphenation-push-char-count="2" loext:hyphenation-no-caps="false"/>
    </style:style>
    <style:style style:name="P61" style:family="paragraph" style:parent-style-name="Стиль2" style:list-style-name="WWNum24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style:page-number="auto" fo:background-color="transparent"/>
      <style:text-properties officeooo:paragraph-rsid="08bc5496" fo:hyphenate="true" fo:hyphenation-remain-char-count="2" fo:hyphenation-push-char-count="2" loext:hyphenation-no-caps="false"/>
    </style:style>
    <style:style style:name="P62" style:family="paragraph" style:parent-style-name="Стиль2" style:list-style-name="WWNum24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fo:background-color="transparent"/>
      <style:text-properties officeooo:paragraph-rsid="08bd7201" fo:hyphenate="true" fo:hyphenation-remain-char-count="2" fo:hyphenation-push-char-count="2" loext:hyphenation-no-caps="false"/>
    </style:style>
    <style:style style:name="P63" style:family="paragraph" style:parent-style-name="Стиль2" style:list-style-name="WWNum24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fo:background-color="transparent"/>
      <style:text-properties officeooo:paragraph-rsid="08e9f0ee" fo:hyphenate="true" fo:hyphenation-remain-char-count="2" fo:hyphenation-push-char-count="2" loext:hyphenation-no-caps="false"/>
    </style:style>
    <style:style style:name="P64" style:family="paragraph" style:parent-style-name="Стиль2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style:page-number="auto" fo:background-color="transparent"/>
      <style:text-properties officeooo:rsid="09b5c0bc" officeooo:paragraph-rsid="09b5c0bc" fo:background-color="#ffff00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style:font-weight-asian="normal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8a14c80" style:font-name-asian="Times New Roman1" style:font-weight-asian="bold" style:font-size-complex="14pt"/>
    </style:style>
    <style:style style:name="T10" style:family="text">
      <style:text-properties fo:font-weight="bold" officeooo:rsid="09ab0d78" style:font-name-asian="Times New Roman1" style:font-weight-asian="bold" style:font-size-complex="14pt"/>
    </style:style>
    <style:style style:name="T11" style:family="text">
      <style:text-properties fo:font-weight="bold" officeooo:rsid="089ad377" style:font-size-asian="12pt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8fac813" style:font-size-asian="12pt" style:font-size-complex="12pt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12pt" fo:language="en" fo:country="US" fo:font-weight="normal" style:font-size-asian="12pt" style:font-weight-asian="normal" style:font-size-complex="12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bold"/>
    </style:style>
    <style:style style:name="T20" style:family="text">
      <style:text-properties fo:font-size="12pt" fo:font-weight="normal" officeooo:rsid="08bc1a1e" style:font-size-asian="12pt" style:font-weight-asian="normal" style:font-size-complex="12pt" style:font-weight-complex="bold"/>
    </style:style>
    <style:style style:name="T21" style:family="text">
      <style:text-properties fo:font-size="12pt" fo:font-weight="normal" officeooo:rsid="08ce6e5c" style:font-size-asian="12pt" style:font-weight-asian="normal" style:font-size-complex="12pt" style:font-weight-complex="bold"/>
    </style:style>
    <style:style style:name="T22" style:family="text">
      <style:text-properties fo:font-size="12pt" fo:font-weight="normal" officeooo:rsid="08f494e2" style:font-size-asian="12pt" style:font-weight-asian="normal" style:font-size-complex="12pt" style:font-weight-complex="bold"/>
    </style:style>
    <style:style style:name="T23" style:family="text">
      <style:text-properties fo:font-size="12pt" fo:font-weight="normal" officeooo:rsid="08f8e252" style:font-size-asian="12pt" style:font-weight-asian="normal" style:font-size-complex="12pt" style:font-weight-complex="bold"/>
    </style:style>
    <style:style style:name="T24" style:family="text">
      <style:text-properties fo:font-size="12pt" fo:font-weight="normal" officeooo:rsid="08fac813" style:font-size-asian="12pt" style:font-weight-asian="normal" style:font-size-complex="12pt" style:font-weight-complex="bold"/>
    </style:style>
    <style:style style:name="T25" style:family="text">
      <style:text-properties fo:font-size="12pt" fo:language="ru" fo:country="RU" fo:font-weight="normal" style:font-size-asian="12pt" style:font-weight-asian="normal" style:font-size-complex="12pt" style:font-weight-complex="bold"/>
    </style:style>
    <style:style style:name="T26" style:family="text">
      <style:text-properties officeooo:rsid="089ad377" style:font-size-asian="12pt"/>
    </style:style>
    <style:style style:name="T27" style:family="text">
      <style:text-properties officeooo:rsid="09186030" style:font-size-asian="12pt"/>
    </style:style>
    <style:style style:name="T28" style:family="text">
      <style:text-properties officeooo:rsid="0919e5c5" style:font-size-asian="12pt"/>
    </style:style>
    <style:style style:name="T29" style:family="text">
      <style:text-properties officeooo:rsid="0929824a" style:font-size-asian="12pt"/>
    </style:style>
    <style:style style:name="T30" style:family="text">
      <style:text-properties officeooo:rsid="094203f6" style:font-size-asian="12pt"/>
    </style:style>
    <style:style style:name="T31" style:family="text">
      <style:text-properties officeooo:rsid="0974f77c" style:font-size-asian="12pt"/>
    </style:style>
    <style:style style:name="T32" style:family="text">
      <style:text-properties officeooo:rsid="099b881b" style:font-size-asian="12pt"/>
    </style:style>
    <style:style style:name="T33" style:family="text">
      <style:text-properties officeooo:rsid="09a0ce42" style:font-size-asian="12pt"/>
    </style:style>
    <style:style style:name="T34" style:family="text">
      <style:text-properties officeooo:rsid="09a4bd6c" style:font-size-asian="12pt"/>
    </style:style>
    <style:style style:name="T35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21in" draw:visible-area-height="1.992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1</text:span><text:span text:style-name="T10">2</text:span></text:p>
      <text:p text:style-name="P15"><text:span text:style-name="T8"><text:line-break/></text:span><text:span text:style-name="T3">з дисципліни «Організація комп’ютерних мереж</text:span><text:span text:style-name="T12">»</text:span></text:p>
      <text:p text:style-name="P27"/>
      <text:p text:style-name="P19"><text:span text:style-name="T4">на тему: </text:span><text:span text:style-name="T6">«Організація електронного поштового зв’язку (Lotus Notes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3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1">Дніпро, 202</text:span><text:span text:style-name="T2">2</text:span></text:p>
      <text:p text:style-name="P2"><text:span text:style-name="T5">Тема.</text:span><text:span text:style-name="T14"> Організація електронного поштового зв’язку (Lotus Notes).</text:span></text:p>
      <text:p text:style-name="P11">Мета. <text:span text:style-name="T35">Отримати практичні навички використання електронної пошти.</text:span></text:p>
      <text:p text:style-name="P35">Порядок виконання роботи.</text:p>
      <text:list xml:id="list886273851" text:style-name="L7">
        <text:list-item>
          <text:p text:style-name="P37"><text:span text:style-name="T35">Ознайомитися з основними можливостями електронної пошти (корпоративний продукт електронного документообігу Lotus Notes).</text:span></text:p>
        </text:list-item>
        <text:list-item>
          <text:p text:style-name="P36"><text:span text:style-name="T35">Виконати передачу даних засобами електронної пошти Lotus Notes.</text:span></text:p>
        </text:list-item>
      </text:list>
      <text:p text:style-name="P16"><text:s/></text:p>
      <text:p text:style-name="P56">Основні можливості електронної пошти (корпоративний продукт електронного документообігу Lotus Notes)</text:p>
      <text:p text:style-name="P64"><text:span text:style-name="T18">TODO</text:span></text:p>
      <text:p text:style-name="P17">Контрольні питання</text:p>
      <text:list xml:id="list2359429569" text:style-name="L3">
        <text:list-item>
          <text:p text:style-name="P38">Поштова скринька.</text:p>
          <text:p text:style-name="P55">TODO</text:p>
        </text:list-item>
        <text:list-item>
          <text:p text:style-name="P38">Адресна книга.</text:p>
          <text:p text:style-name="P55">TODO</text:p>
        </text:list-item>
        <text:list-item>
          <text:p text:style-name="P38">Які типи повідомлень були передані при виконанні ЛР.</text:p>
          <text:p text:style-name="P55">TODO</text:p>
        </text:list-item>
        <text:list-item>
          <text:p text:style-name="P38">Протоколи X.400 (UA, MTA, MTS), X.500.</text:p>
          <text:p text:style-name="P55">TODO</text:p>
        </text:list-item>
        <text:list-item>
          <text:p text:style-name="P38">Яку технологію підтримує ел. пошта: 1) pull, 2) push, 3) pull-push.</text:p>
          <text:p text:style-name="P55">TOD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Стиль1" style:family="paragraph" style:parent-style-name="М_5f_осн_5f_текст" style:default-outline-level="">
      <style:paragraph-properties fo:margin-left="0in" fo:margin-right="0in" fo:text-indent="0.3937in" style:auto-text-indent="false"/>
      <style:text-properties fo:language="uk" fo:country="UA"/>
    </style:style>
    <style:style style:name="Стиль3" style:family="paragraph" style:parent-style-name="Стиль1" style:default-outline-level="">
      <style:paragraph-properties fo:margin-left="0in" fo:margin-right="0in" fo:text-indent="0.1972in" style:auto-text-indent="false"/>
      <style:text-properties fo:font-size="12pt" style:font-size-asian="12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19T19:36:56.700969169</dc:date>
    <meta:editing-duration>P1DT3H51M40S</meta:editing-duration>
    <meta:editing-cycles>2307</meta:editing-cycles>
    <meta:generator>LibreOffice/7.2.6.2$Linux_X86_64 LibreOffice_project/20$Build-2</meta:generator>
    <meta:document-statistic meta:table-count="0" meta:image-count="0" meta:object-count="1" meta:page-count="3" meta:paragraph-count="33" meta:word-count="129" meta:character-count="981" meta:non-whitespace-character-count="884"/>
  </office:meta>
</office:document-meta>
</file>